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Text_20_body">
      <style:text-properties officeooo:rsid="002ab79f" officeooo:paragraph-rsid="009e949a"/>
    </style:style>
    <style:style style:name="P22" style:family="paragraph" style:parent-style-name="Preformatted_20_Text">
      <style:paragraph-properties fo:text-align="start" style:justify-single-word="false"/>
      <style:text-properties officeooo:rsid="002ab79f" officeooo:paragraph-rsid="009e949a"/>
    </style:style>
    <style:style style:name="P23" style:family="paragraph" style:parent-style-name="Standard">
      <style:text-properties officeooo:rsid="002ab79f" officeooo:paragraph-rsid="00a7ec57"/>
    </style:style>
    <style:style style:name="P24" style:family="paragraph" style:parent-style-name="Standard">
      <style:text-properties officeooo:rsid="002ab79f" officeooo:paragraph-rsid="0092c021"/>
    </style:style>
    <style:style style:name="P25" style:family="paragraph" style:parent-style-name="Standard">
      <style:text-properties officeooo:paragraph-rsid="00321dd0"/>
    </style:style>
    <style:style style:name="P26" style:family="paragraph" style:parent-style-name="Standard">
      <style:text-properties officeooo:paragraph-rsid="00355493"/>
    </style:style>
    <style:style style:name="P27" style:family="paragraph" style:parent-style-name="Standard">
      <style:text-properties officeooo:paragraph-rsid="00368316"/>
    </style:style>
    <style:style style:name="P28" style:family="paragraph" style:parent-style-name="Standard">
      <style:text-properties officeooo:rsid="003dbb9d" officeooo:paragraph-rsid="003dbb9d"/>
    </style:style>
    <style:style style:name="P29" style:family="paragraph" style:parent-style-name="Standard">
      <style:text-properties officeooo:paragraph-rsid="003dbb9d"/>
    </style:style>
    <style:style style:name="P30" style:family="paragraph" style:parent-style-name="Standard">
      <style:text-properties officeooo:paragraph-rsid="003efd95"/>
    </style:style>
    <style:style style:name="P31" style:family="paragraph" style:parent-style-name="Standard">
      <style:text-properties officeooo:paragraph-rsid="0040274b"/>
    </style:style>
    <style:style style:name="P32" style:family="paragraph" style:parent-style-name="Standard">
      <style:text-properties officeooo:paragraph-rsid="004373b6"/>
    </style:style>
    <style:style style:name="P33" style:family="paragraph" style:parent-style-name="Text_20_body">
      <style:text-properties officeooo:paragraph-rsid="004deb9a"/>
    </style:style>
    <style:style style:name="P34" style:family="paragraph" style:parent-style-name="Standard">
      <style:text-properties officeooo:paragraph-rsid="0064cb1e"/>
    </style:style>
    <style:style style:name="P35" style:family="paragraph" style:parent-style-name="Standard">
      <style:text-properties officeooo:paragraph-rsid="005925ff"/>
    </style:style>
    <style:style style:name="P36" style:family="paragraph" style:parent-style-name="Standard">
      <style:text-properties officeooo:rsid="005925ff" officeooo:paragraph-rsid="005925ff"/>
    </style:style>
    <style:style style:name="P37"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38" style:family="paragraph" style:parent-style-name="Standard">
      <style:text-properties officeooo:rsid="005925ff" officeooo:paragraph-rsid="00599152"/>
    </style:style>
    <style:style style:name="P39" style:family="paragraph" style:parent-style-name="Standard">
      <style:text-properties officeooo:rsid="005925ff" officeooo:paragraph-rsid="005b062b"/>
    </style:style>
    <style:style style:name="P40" style:family="paragraph" style:parent-style-name="Standard">
      <style:text-properties officeooo:rsid="005925ff" officeooo:paragraph-rsid="005bb3e4"/>
    </style:style>
    <style:style style:name="P41" style:family="paragraph" style:parent-style-name="Standard">
      <style:text-properties officeooo:rsid="005925ff" officeooo:paragraph-rsid="0076e903"/>
    </style:style>
    <style:style style:name="P42" style:family="paragraph" style:parent-style-name="Standard">
      <style:text-properties officeooo:rsid="005b062b" officeooo:paragraph-rsid="005b062b"/>
    </style:style>
    <style:style style:name="P43" style:family="paragraph" style:parent-style-name="Standard">
      <style:text-properties officeooo:rsid="005b062b" officeooo:paragraph-rsid="005bb3e4"/>
    </style:style>
    <style:style style:name="P44" style:family="paragraph" style:parent-style-name="Standard">
      <style:text-properties officeooo:rsid="005b062b" officeooo:paragraph-rsid="0076e903"/>
    </style:style>
    <style:style style:name="P45" style:family="paragraph" style:parent-style-name="Standard">
      <style:text-properties officeooo:paragraph-rsid="0062899d"/>
    </style:style>
    <style:style style:name="P46"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7" style:family="paragraph" style:parent-style-name="Standard">
      <loext:graphic-properties draw:fill="none"/>
      <style:paragraph-properties fo:margin-left="0in" fo:margin-right="0in" fo:text-indent="0in" style:auto-text-indent="false" fo:background-color="transparent"/>
    </style:style>
    <style:style style:name="P48" style:family="paragraph" style:parent-style-name="Text_20_body">
      <style:text-properties officeooo:paragraph-rsid="006827e6"/>
    </style:style>
    <style:style style:name="P49" style:family="paragraph" style:parent-style-name="Standard">
      <style:text-properties officeooo:paragraph-rsid="006c66b5"/>
    </style:style>
    <style:style style:name="P50" style:family="paragraph" style:parent-style-name="Text_20_body">
      <style:text-properties officeooo:paragraph-rsid="006c66b5"/>
    </style:style>
    <style:style style:name="P51" style:family="paragraph" style:parent-style-name="Standard">
      <style:text-properties officeooo:paragraph-rsid="006bf76a"/>
    </style:style>
    <style:style style:name="P52" style:family="paragraph" style:parent-style-name="Standard">
      <style:text-properties officeooo:paragraph-rsid="000a9dfa"/>
    </style:style>
    <style:style style:name="P53" style:family="paragraph" style:parent-style-name="Standard">
      <style:text-properties officeooo:paragraph-rsid="006ea336"/>
    </style:style>
    <style:style style:name="P54" style:family="paragraph" style:parent-style-name="Standard">
      <style:text-properties officeooo:rsid="006ea336" officeooo:paragraph-rsid="006ea336"/>
    </style:style>
    <style:style style:name="P55" style:family="paragraph" style:parent-style-name="Standard">
      <style:text-properties officeooo:rsid="006ea336" officeooo:paragraph-rsid="007b66f9"/>
    </style:style>
    <style:style style:name="P56" style:family="paragraph" style:parent-style-name="Standard">
      <style:text-properties officeooo:paragraph-rsid="0072c884"/>
    </style:style>
    <style:style style:name="P57" style:family="paragraph" style:parent-style-name="Standard">
      <style:text-properties officeooo:paragraph-rsid="0078e77e"/>
    </style:style>
    <style:style style:name="P58" style:family="paragraph" style:parent-style-name="Standard">
      <style:text-properties officeooo:paragraph-rsid="007968b1"/>
    </style:style>
    <style:style style:name="P59" style:family="paragraph" style:parent-style-name="Text_20_body">
      <style:text-properties officeooo:rsid="0066fcbf" officeooo:paragraph-rsid="006c66b5"/>
    </style:style>
    <style:style style:name="P60" style:family="paragraph" style:parent-style-name="Standard">
      <style:text-properties officeooo:paragraph-rsid="007b66f9"/>
    </style:style>
    <style:style style:name="P61" style:family="paragraph" style:parent-style-name="Standard">
      <style:text-properties officeooo:paragraph-rsid="0081789d"/>
    </style:style>
    <style:style style:name="P62" style:family="paragraph" style:parent-style-name="Standard">
      <style:text-properties officeooo:paragraph-rsid="0083ed91"/>
    </style:style>
    <style:style style:name="P63" style:family="paragraph" style:parent-style-name="Text_20_body">
      <style:text-properties officeooo:paragraph-rsid="00aec74c"/>
    </style:style>
    <style:style style:name="P64" style:family="paragraph" style:parent-style-name="Standard">
      <style:text-properties officeooo:paragraph-rsid="00a7ec57"/>
    </style:style>
    <style:style style:name="P65"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6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67" style:family="paragraph" style:parent-style-name="Standard">
      <style:text-properties officeooo:paragraph-rsid="008b3a91"/>
    </style:style>
    <style:style style:name="P68"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b7894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Preformatted_20_Text">
      <style:paragraph-properties fo:text-align="start" style:justify-single-word="false"/>
      <style:text-properties officeooo:paragraph-rsid="00993130"/>
    </style:style>
    <style:style style:name="P76" style:family="paragraph" style:parent-style-name="Preformatted_20_Text">
      <style:paragraph-properties fo:text-align="start" style:justify-single-word="false"/>
      <style:text-properties officeooo:paragraph-rsid="009e949a"/>
    </style:style>
    <style:style style:name="P77" style:family="paragraph" style:parent-style-name="Preformatted_20_Text">
      <style:paragraph-properties fo:text-align="start" style:justify-single-word="false"/>
      <style:text-properties officeooo:paragraph-rsid="009f34d7"/>
    </style:style>
    <style:style style:name="P78" style:family="paragraph" style:parent-style-name="Preformatted_20_Text">
      <style:paragraph-properties fo:text-align="start" style:justify-single-word="false"/>
      <style:text-properties officeooo:paragraph-rsid="00b7894b"/>
    </style:style>
    <style:style style:name="P79" style:family="paragraph" style:parent-style-name="Preformatted_20_Text">
      <style:paragraph-properties fo:text-align="start" style:justify-single-word="false"/>
      <style:text-properties officeooo:paragraph-rsid="00ba0e4a"/>
    </style:style>
    <style:style style:name="P80" style:family="paragraph" style:parent-style-name="Preformatted_20_Text">
      <style:paragraph-properties fo:text-align="start" style:justify-single-word="false"/>
      <style:text-properties officeooo:paragraph-rsid="00bdc6d9"/>
    </style:style>
    <style:style style:name="P81" style:family="paragraph" style:parent-style-name="Preformatted_20_Text">
      <style:text-properties officeooo:paragraph-rsid="00a289d6"/>
    </style:style>
    <style:style style:name="P82" style:family="paragraph" style:parent-style-name="Standard">
      <style:text-properties officeooo:rsid="0083ed91" officeooo:paragraph-rsid="0083ed91"/>
    </style:style>
    <style:style style:name="P83" style:family="paragraph" style:parent-style-name="Standard">
      <style:text-properties officeooo:paragraph-rsid="0089867b"/>
    </style:style>
    <style:style style:name="P84" style:family="paragraph" style:parent-style-name="Standard">
      <style:text-properties officeooo:rsid="008b3a91" officeooo:paragraph-rsid="008b3a91"/>
    </style:style>
    <style:style style:name="P85" style:family="paragraph" style:parent-style-name="Standard">
      <style:text-properties officeooo:paragraph-rsid="008e1112"/>
    </style:style>
    <style:style style:name="P86" style:family="paragraph" style:parent-style-name="Standard">
      <style:text-properties officeooo:rsid="0090ffd3" officeooo:paragraph-rsid="0090ffd3"/>
    </style:style>
    <style:style style:name="P87" style:family="paragraph" style:parent-style-name="Standard">
      <style:text-properties officeooo:paragraph-rsid="00ab0211"/>
    </style:style>
    <style:style style:name="P88" style:family="paragraph" style:parent-style-name="Standard">
      <style:paragraph-properties fo:text-align="start" style:justify-single-word="false"/>
      <style:text-properties officeooo:rsid="00ac61ca" officeooo:paragraph-rsid="0007f349"/>
    </style:style>
    <style:style style:name="P89" style:family="paragraph" style:parent-style-name="Text_20_body">
      <style:text-properties officeooo:rsid="00461494" officeooo:paragraph-rsid="00461494"/>
    </style:style>
    <style:style style:name="P90" style:family="paragraph" style:parent-style-name="Text_20_body">
      <style:text-properties officeooo:rsid="008e1112" officeooo:paragraph-rsid="008e1112"/>
    </style:style>
    <style:style style:name="P91" style:family="paragraph" style:parent-style-name="Text_20_body">
      <style:text-properties officeooo:rsid="002b2350" officeooo:paragraph-rsid="009f7f9d"/>
    </style:style>
    <style:style style:name="P92" style:family="paragraph" style:parent-style-name="Standard">
      <style:text-properties officeooo:rsid="002b2350"/>
    </style:style>
    <style:style style:name="P93" style:family="paragraph" style:parent-style-name="Text_20_body">
      <style:text-properties officeooo:rsid="009e949a" officeooo:paragraph-rsid="009f7f9d"/>
    </style:style>
    <style:style style:name="P94" style:family="paragraph" style:parent-style-name="Text_20_body">
      <style:text-properties officeooo:paragraph-rsid="00a77f6c"/>
    </style:style>
    <style:style style:name="P95" style:family="paragraph" style:parent-style-name="Standard">
      <style:text-properties fo:font-size="10pt" officeooo:rsid="0017900d" officeooo:paragraph-rsid="00160500" style:font-size-asian="10pt" style:font-size-complex="10pt"/>
    </style:style>
    <style:style style:name="P96" style:family="paragraph" style:parent-style-name="Standard">
      <style:text-properties officeooo:rsid="0089867b" officeooo:paragraph-rsid="008e1112"/>
    </style:style>
    <style:style style:name="P97" style:family="paragraph" style:parent-style-name="Standard">
      <style:text-properties officeooo:paragraph-rsid="00b1d321"/>
    </style:style>
    <style:style style:name="P98" style:family="paragraph" style:parent-style-name="Standard">
      <style:text-properties officeooo:paragraph-rsid="00b5bc7e"/>
    </style:style>
    <style:style style:name="P99" style:family="paragraph" style:parent-style-name="Standard">
      <style:text-properties officeooo:paragraph-rsid="00b640a4"/>
    </style:style>
    <style:style style:name="P100" style:family="paragraph" style:parent-style-name="Standard">
      <style:text-properties officeooo:rsid="00b5179f" officeooo:paragraph-rsid="00b640a4"/>
    </style:style>
    <style:style style:name="P101" style:family="paragraph" style:parent-style-name="Standard">
      <style:text-properties officeooo:paragraph-rsid="0092c021"/>
    </style:style>
    <style:style style:name="P102" style:family="paragraph" style:parent-style-name="Text_20_body">
      <style:text-properties officeooo:paragraph-rsid="00c0f349"/>
    </style:style>
    <style:style style:name="P103" style:family="paragraph" style:parent-style-name="Standard">
      <style:text-properties officeooo:paragraph-rsid="00993130"/>
    </style:style>
    <style:style style:name="P104" style:family="paragraph" style:parent-style-name="Standard">
      <style:text-properties officeooo:rsid="00bdffea" officeooo:paragraph-rsid="00bdffea"/>
    </style:style>
    <style:style style:name="P105" style:family="paragraph" style:parent-style-name="Text_20_body">
      <style:text-properties officeooo:paragraph-rsid="00b7894b"/>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Contents_20_3">
      <style:paragraph-properties>
        <style:tab-stops>
          <style:tab-stop style:position="6.5311in" style:type="right" style:leader-style="dotted" style:leader-text="."/>
        </style:tab-stops>
      </style:paragraph-properties>
    </style:style>
    <style:style style:name="P108" style:family="paragraph" style:parent-style-name="Contents_20_4">
      <style:paragraph-properties>
        <style:tab-stops>
          <style:tab-stop style:position="6.3346in" style:type="right" style:leader-style="dotted" style:leader-text="."/>
        </style:tab-stops>
      </style:paragraph-properties>
    </style:style>
    <style:style style:name="P109" style:family="paragraph" style:parent-style-name="Heading_20_2">
      <style:text-properties officeooo:rsid="00aec74c" officeooo:paragraph-rsid="00aec74c"/>
    </style:style>
    <style:style style:name="P110" style:family="paragraph" style:parent-style-name="Heading_20_2">
      <style:text-properties officeooo:paragraph-rsid="00aec74c"/>
    </style:style>
    <style:style style:name="P111" style:family="paragraph" style:parent-style-name="Heading_20_3" style:list-style-name=""/>
    <style:style style:name="P112" style:family="paragraph" style:parent-style-name="Heading_20_3" style:list-style-name="">
      <style:text-properties officeooo:rsid="004deb9a" officeooo:paragraph-rsid="004deb9a"/>
    </style:style>
    <style:style style:name="P113" style:family="paragraph" style:parent-style-name="Heading_20_3">
      <style:paragraph-properties fo:break-before="page"/>
      <style:text-properties officeooo:rsid="004deb9a" officeooo:paragraph-rsid="004deb9a"/>
    </style:style>
    <style:style style:name="P114" style:family="paragraph" style:parent-style-name="Heading_20_3">
      <style:text-properties officeooo:rsid="008ce98f" officeooo:paragraph-rsid="008ce98f"/>
    </style:style>
    <style:style style:name="P115" style:family="paragraph" style:parent-style-name="Heading_20_3">
      <style:text-properties officeooo:paragraph-rsid="00a7ec57"/>
    </style:style>
    <style:style style:name="P116" style:family="paragraph" style:parent-style-name="Heading_20_3">
      <style:text-properties officeooo:paragraph-rsid="00a78e23"/>
    </style:style>
    <style:style style:name="P117" style:family="paragraph" style:parent-style-name="Heading_20_3">
      <style:text-properties officeooo:paragraph-rsid="0092c021"/>
    </style:style>
    <style:style style:name="P118" style:family="paragraph" style:parent-style-name="Heading_20_3">
      <style:text-properties officeooo:rsid="008b95b4" officeooo:paragraph-rsid="008b95b4"/>
    </style:style>
    <style:style style:name="P119" style:family="paragraph" style:parent-style-name="Heading_20_3">
      <style:text-properties officeooo:paragraph-rsid="008b95b4"/>
    </style:style>
    <style:style style:name="P120" style:family="paragraph" style:parent-style-name="Heading_20_3">
      <style:text-properties officeooo:paragraph-rsid="002b2350"/>
    </style:style>
    <style:style style:name="P121" style:family="paragraph" style:parent-style-name="Heading_20_3">
      <style:text-properties officeooo:paragraph-rsid="003931c6"/>
    </style:style>
    <style:style style:name="P122" style:family="paragraph" style:parent-style-name="Heading_20_3">
      <style:text-properties officeooo:paragraph-rsid="006c66b5"/>
    </style:style>
    <style:style style:name="P123" style:family="paragraph" style:parent-style-name="Heading_20_3">
      <style:paragraph-properties fo:break-before="page"/>
    </style:style>
    <style:style style:name="P124" style:family="paragraph" style:parent-style-name="Heading_20_4">
      <style:text-properties officeooo:paragraph-rsid="00ba0e4a"/>
    </style:style>
    <style:style style:name="P125" style:family="paragraph" style:parent-style-name="Heading_20_4">
      <style:text-properties officeooo:paragraph-rsid="00c0f349"/>
    </style:style>
    <style:style style:name="P126" style:family="paragraph" style:parent-style-name="Heading_20_4">
      <style:text-properties officeooo:paragraph-rsid="007b66f9"/>
    </style:style>
    <style:style style:name="P127" style:family="paragraph" style:parent-style-name="Heading_20_4">
      <style:text-properties officeooo:rsid="000c27ef" officeooo:paragraph-rsid="000c27ef"/>
    </style:style>
    <style:style style:name="P128" style:family="paragraph" style:parent-style-name="Heading_20_4">
      <style:text-properties officeooo:paragraph-rsid="0064cb1e"/>
    </style:style>
    <style:style style:name="P129" style:family="paragraph" style:parent-style-name="Preformatted_20_Text">
      <style:paragraph-properties fo:text-align="start" style:justify-single-word="false"/>
      <style:text-properties officeooo:rsid="002ab79f" officeooo:paragraph-rsid="00b7894b"/>
    </style:style>
    <style:style style:name="P130" style:family="paragraph" style:parent-style-name="Preformatted_20_Text">
      <style:paragraph-properties fo:text-align="start" style:justify-single-word="false"/>
      <style:text-properties officeooo:rsid="00957d95" officeooo:paragraph-rsid="00b7894b"/>
    </style:style>
    <style:style style:name="P131" style:family="paragraph" style:parent-style-name="Preformatted_20_Text">
      <style:paragraph-properties fo:text-align="start" style:justify-single-word="false"/>
      <style:text-properties officeooo:rsid="00ba0e4a" officeooo:paragraph-rsid="00ba0e4a"/>
    </style:style>
    <style:style style:name="P132" style:family="paragraph" style:parent-style-name="Preformatted_20_Text">
      <style:paragraph-properties fo:text-align="start" style:justify-single-word="false"/>
      <style:text-properties officeooo:rsid="00ba0e4a" officeooo:paragraph-rsid="00bbda70"/>
    </style:style>
    <style:style style:name="P133" style:family="paragraph" style:parent-style-name="Preformatted_20_Text">
      <style:paragraph-properties fo:text-align="start" style:justify-single-word="false"/>
      <style:text-properties officeooo:paragraph-rsid="00b7894b"/>
    </style:style>
    <style:style style:name="P134" style:family="paragraph" style:parent-style-name="Standard" style:list-style-name="L1"/>
    <style:style style:name="P135" style:family="paragraph" style:parent-style-name="Standard" style:list-style-name="L1">
      <style:text-properties officeooo:paragraph-rsid="001acb64"/>
    </style:style>
    <style:style style:name="P136" style:family="paragraph" style:parent-style-name="Standard" style:list-style-name="L2">
      <style:text-properties officeooo:paragraph-rsid="0089867b"/>
    </style:style>
    <style:style style:name="P137" style:family="paragraph" style:parent-style-name="Standard" style:list-style-name="L2">
      <style:text-properties officeooo:paragraph-rsid="00908997"/>
    </style:style>
    <style:style style:name="P138" style:family="paragraph" style:parent-style-name="Standard" style:list-style-name="L2">
      <style:text-properties officeooo:paragraph-rsid="001bb077"/>
    </style:style>
    <style:style style:name="P139" style:family="paragraph" style:parent-style-name="Standard">
      <style:paragraph-properties fo:text-align="center" style:justify-single-word="false"/>
      <style:text-properties officeooo:rsid="0017900d" officeooo:paragraph-rsid="00c26dcf"/>
    </style:style>
    <style:style style:name="P140" style:family="paragraph" style:parent-style-name="Text_20_body">
      <style:text-properties officeooo:paragraph-rsid="00c6518a"/>
    </style:style>
    <style:style style:name="P141" style:family="paragraph" style:parent-style-name="Text_20_body">
      <style:text-properties officeooo:paragraph-rsid="006827e6"/>
    </style:style>
    <style:style style:name="P142" style:family="paragraph" style:parent-style-name="Text_20_body">
      <style:paragraph-properties style:writing-mode="lr-tb"/>
      <style:text-properties officeooo:paragraph-rsid="007abacf"/>
    </style:style>
    <style:style style:name="P1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4" style:family="paragraph">
      <style:paragraph-properties fo:text-align="center"/>
    </style:style>
    <style:style style:name="P145"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officeooo:rsid="00b5b667"/>
    </style:style>
    <style:style style:name="T121" style:family="text">
      <style:text-properties officeooo:rsid="00b5bc7e"/>
    </style:style>
    <style:style style:name="T122" style:family="text">
      <style:text-properties officeooo:rsid="00b640a4"/>
    </style:style>
    <style:style style:name="T123" style:family="text">
      <style:text-properties officeooo:rsid="00b675e7"/>
    </style:style>
    <style:style style:name="T124" style:family="text">
      <style:text-properties officeooo:rsid="00b6b2d4"/>
    </style:style>
    <style:style style:name="T125" style:family="text">
      <style:text-properties officeooo:rsid="00b6b869"/>
    </style:style>
    <style:style style:name="T126" style:family="text">
      <style:text-properties officeooo:rsid="00b7894b"/>
    </style:style>
    <style:style style:name="T127" style:family="text">
      <style:text-properties officeooo:rsid="00b91ad6"/>
    </style:style>
    <style:style style:name="T128" style:family="text">
      <style:text-properties officeooo:rsid="00ba0e4a"/>
    </style:style>
    <style:style style:name="T129" style:family="text">
      <style:text-properties officeooo:rsid="00bdc6d9"/>
    </style:style>
    <style:style style:name="T130" style:family="text">
      <style:text-properties officeooo:rsid="00bf6936"/>
    </style:style>
    <style:style style:name="T131" style:family="text">
      <style:text-properties officeooo:rsid="00c0f349"/>
    </style:style>
    <style:style style:name="T132" style:family="text">
      <style:text-properties officeooo:rsid="00c25b58"/>
    </style:style>
    <style:style style:name="T133" style:family="text">
      <style:text-properties officeooo:rsid="00c26dcf"/>
    </style:style>
    <style:style style:name="T134" style:family="text">
      <style:text-properties officeooo:rsid="00c4369e"/>
    </style:style>
    <style:style style:name="T135" style:family="text">
      <style:text-properties officeooo:rsid="00c53cd4"/>
    </style:style>
    <style:style style:name="T136" style:family="text">
      <style:text-properties fo:font-style="italic" officeooo:rsid="009eedcc" style:font-style-asian="italic" style:font-style-complex="italic"/>
    </style:style>
    <style:style style:name="T137" style:family="text">
      <style:text-properties fo:font-style="italic" officeooo:rsid="00c53cd4" style:font-style-asian="italic" style:font-style-complex="italic"/>
    </style:style>
    <style:style style:name="T138" style:family="text">
      <style:text-properties officeooo:rsid="00c6518a"/>
    </style:style>
    <style:style style:name="T1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style:font-name="Liberation Serif" fo:font-size="12pt" style:font-size-asian="12pt" style:font-size-complex="12pt"/>
    </style:style>
    <style:style style:name="fr1" style:family="graphic" style:parent-style-name="Frame">
      <style:graphic-properties style:vertical-pos="from-top"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2"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fr3"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657_993556762" text:style-name="Index_20_Link" text:visited-style-name="Index_20_Link">Theory of operation:<text:tab/>3</text:a></text:p>
          <text:p text:style-name="P107"><text:a xlink:type="simple" xlink:href="#__RefHeading___Toc1438_4109188922" text:style-name="Index_20_Link" text:visited-style-name="Index_20_Link">Overall structure:<text:tab/>3</text:a></text:p>
          <text:p text:style-name="P107"><text:a xlink:type="simple" xlink:href="#__RefHeading___Toc3246_4209237676" text:style-name="Index_20_Link" text:visited-style-name="Index_20_Link">Statement delimiters:<text:tab/>3</text:a></text:p>
          <text:p text:style-name="P107"><text:a xlink:type="simple" xlink:href="#__RefHeading___Toc1563_791284443" text:style-name="Index_20_Link" text:visited-style-name="Index_20_Link">Quick Spec:<text:tab/>3</text:a></text:p>
          <text:p text:style-name="P107"><text:a xlink:type="simple" xlink:href="#__RefHeading___Toc1440_4109188922" text:style-name="Index_20_Link" text:visited-style-name="Index_20_Link">Comments:<text:tab/>4</text:a></text:p>
          <text:p text:style-name="P107"><text:a xlink:type="simple" xlink:href="#__RefHeading___Toc1442_4109188922" text:style-name="Index_20_Link" text:visited-style-name="Index_20_Link">Doc comments:<text:tab/>4</text:a></text:p>
          <text:p text:style-name="P107"><text:a xlink:type="simple" xlink:href="#__RefHeading___Toc1444_4109188922" text:style-name="Index_20_Link" text:visited-style-name="Index_20_Link">Line continuation:<text:tab/>4</text:a></text:p>
          <text:p text:style-name="P107"><text:a xlink:type="simple" xlink:href="#__RefHeading___Toc1446_4109188922" text:style-name="Index_20_Link" text:visited-style-name="Index_20_Link">Platform statement(s):<text:tab/>4</text:a></text:p>
          <text:p text:style-name="P106"><text:a xlink:type="simple" xlink:href="#__RefHeading___Toc1448_4109188922" text:style-name="Index_20_Link" text:visited-style-name="Index_20_Link">Language Statements<text:tab/>5</text:a></text:p>
          <text:p text:style-name="P107"><text:a xlink:type="simple" xlink:href="#__RefHeading___Toc1543_791284443" text:style-name="Index_20_Link" text:visited-style-name="Index_20_Link">Import statement(s):<text:tab/>5</text:a></text:p>
          <text:p text:style-name="P107"><text:a xlink:type="simple" xlink:href="#__RefHeading___Toc3248_4209237676" text:style-name="Index_20_Link" text:visited-style-name="Index_20_Link">Include statement(s):<text:tab/>5</text:a></text:p>
          <text:p text:style-name="P107"><text:a xlink:type="simple" xlink:href="#__RefHeading___Toc3250_4209237676" text:style-name="Index_20_Link" text:visited-style-name="Index_20_Link">Define statement(s):<text:tab/>5</text:a></text:p>
          <text:p text:style-name="P107"><text:a xlink:type="simple" xlink:href="#__RefHeading___Toc1545_791284443" text:style-name="Index_20_Link" text:visited-style-name="Index_20_Link">Functions:<text:tab/>5</text:a></text:p>
          <text:p text:style-name="P107"><text:a xlink:type="simple" xlink:href="#__RefHeading___Toc1547_791284443" text:style-name="Index_20_Link" text:visited-style-name="Index_20_Link">Loop statement:<text:tab/>6</text:a></text:p>
          <text:p text:style-name="P107"><text:a xlink:type="simple" xlink:href="#__RefHeading___Toc3252_4209237676" text:style-name="Index_20_Link" text:visited-style-name="Index_20_Link">Loop Example:<text:tab/>6</text:a></text:p>
          <text:p text:style-name="P107"><text:a xlink:type="simple" xlink:href="#__RefHeading___Toc1549_791284443" text:style-name="Index_20_Link" text:visited-style-name="Index_20_Link">Conditionals:<text:tab/>6</text:a></text:p>
          <text:p text:style-name="P108"><text:a xlink:type="simple" xlink:href="#__RefHeading___Toc3254_4209237676" text:style-name="Index_20_Link" text:visited-style-name="Index_20_Link">Function Call:<text:tab/>7</text:a></text:p>
          <text:p text:style-name="P108"><text:a xlink:type="simple" xlink:href="#__RefHeading___Toc3256_4209237676" text:style-name="Index_20_Link" text:visited-style-name="Index_20_Link">Syntax:<text:tab/>7</text:a></text:p>
          <text:p text:style-name="P106"><text:a xlink:type="simple" xlink:href="#__RefHeading___Toc3258_4209237676" text:style-name="Index_20_Link" text:visited-style-name="Index_20_Link">Execution Transfers:<text:tab/>7</text:a></text:p>
          <text:p text:style-name="P108"><text:a xlink:type="simple" xlink:href="#__RefHeading___Toc3260_4209237676" text:style-name="Index_20_Link" text:visited-style-name="Index_20_Link">Syntax:<text:tab/>7</text:a></text:p>
          <text:p text:style-name="P107"><text:a xlink:type="simple" xlink:href="#__RefHeading___Toc1450_4109188922" text:style-name="Index_20_Link" text:visited-style-name="Index_20_Link">Label declaration:<text:tab/>7</text:a></text:p>
          <text:p text:style-name="P107"><text:a xlink:type="simple" xlink:href="#__RefHeading___Toc1553_791284443" text:style-name="Index_20_Link" text:visited-style-name="Index_20_Link">Data declarations:<text:tab/>7</text:a></text:p>
          <text:p text:style-name="P108"><text:a xlink:type="simple" xlink:href="#__RefHeading___Toc1452_4109188922" text:style-name="Index_20_Link" text:visited-style-name="Index_20_Link">Builtin Types:<text:tab/>8</text:a></text:p>
          <text:p text:style-name="P108"><text:a xlink:type="simple" xlink:href="#__RefHeading___Toc2480_2906867490" text:style-name="Index_20_Link" text:visited-style-name="Index_20_Link">Initializers:<text:tab/>8</text:a></text:p>
          <text:p text:style-name="P108"><text:a xlink:type="simple" xlink:href="#__RefHeading___Toc1454_4109188922" text:style-name="Index_20_Link" text:visited-style-name="Index_20_Link">Custom types:<text:tab/>8</text:a></text:p>
          <text:p text:style-name="P108"><text:a xlink:type="simple" xlink:href="#__RefHeading___Toc1456_4109188922" text:style-name="Index_20_Link" text:visited-style-name="Index_20_Link">Aggregates:<text:tab/>8</text:a></text:p>
          <text:p text:style-name="P108"><text:a xlink:type="simple" xlink:href="#__RefHeading___Toc1458_4109188922" text:style-name="Index_20_Link" text:visited-style-name="Index_20_Link">Data attributes: (not implemented yet)<text:tab/>8</text:a></text:p>
          <text:p text:style-name="P107"><text:a xlink:type="simple" xlink:href="#__RefHeading___Toc1462_4109188922" text:style-name="Index_20_Link" text:visited-style-name="Index_20_Link">Constant Strings:<text:tab/>9</text:a></text:p>
          <text:p text:style-name="P106"><text:a xlink:type="simple" xlink:href="#__RefHeading___Toc2377_471559711" text:style-name="Index_20_Link" text:visited-style-name="Index_20_Link">Execution control:<text:tab/>9</text:a></text:p>
          <text:p text:style-name="P107"><text:a xlink:type="simple" xlink:href="#__RefHeading___Toc2379_471559711" text:style-name="Index_20_Link" text:visited-style-name="Index_20_Link">Function calls:<text:tab/>10</text:a></text:p>
          <text:p text:style-name="P106"><text:a xlink:type="simple" xlink:href="#__RefHeading___Toc1468_4109188922" text:style-name="Index_20_Link" text:visited-style-name="Index_20_Link">Allocations:<text:tab/>11</text:a></text:p>
          <text:p text:style-name="P107"><text:a xlink:type="simple" xlink:href="#__RefHeading___Toc1470_4109188922" text:style-name="Index_20_Link" text:visited-style-name="Index_20_Link">Exceptions:<text:tab/>11</text:a></text:p>
          <text:p text:style-name="P107"><text:a xlink:type="simple" xlink:href="#__RefHeading___Toc1472_4109188922" text:style-name="Index_20_Link" text:visited-style-name="Index_20_Link">Expressions:<text:tab/>11</text:a></text:p>
          <text:p text:style-name="P107"><text:a xlink:type="simple" xlink:href="#__RefHeading___Toc1474_4109188922" text:style-name="Index_20_Link" text:visited-style-name="Index_20_Link">Type conversions:<text:tab/>11</text:a></text:p>
          <text:p text:style-name="P107"><text:a xlink:type="simple" xlink:href="#__RefHeading___Toc1476_4109188922" text:style-name="Index_20_Link" text:visited-style-name="Index_20_Link">Grouping:<text:tab/>11</text:a></text:p>
          <text:p text:style-name="P106"><text:soft-page-break/><text:a xlink:type="simple" xlink:href="#__RefHeading___Toc2381_471559711" text:style-name="Index_20_Link" text:visited-style-name="Index_20_Link">Operators:<text:tab/>11</text:a></text:p>
          <text:p text:style-name="P107"><text:a xlink:type="simple" xlink:href="#__RefHeading___Toc1478_4109188922" text:style-name="Index_20_Link" text:visited-style-name="Index_20_Link">Unary operators:<text:tab/>13</text:a></text:p>
          <text:p text:style-name="P107"><text:a xlink:type="simple" xlink:href="#__RefHeading___Toc1480_4109188922" text:style-name="Index_20_Link" text:visited-style-name="Index_20_Link">Binary operators:<text:tab/>13</text:a></text:p>
          <text:p text:style-name="P107"><text:a xlink:type="simple" xlink:href="#__RefHeading___Toc1486_4109188922" text:style-name="Index_20_Link" text:visited-style-name="Index_20_Link">Binary Bit wise operators:<text:tab/>14</text:a></text:p>
          <text:p text:style-name="P107"><text:a xlink:type="simple" xlink:href="#__RefHeading___Toc1555_791284443" text:style-name="Index_20_Link" text:visited-style-name="Index_20_Link">Binary Logical operators:<text:tab/>14</text:a></text:p>
          <text:p text:style-name="P107"><text:a xlink:type="simple" xlink:href="#__RefHeading___Toc1488_4109188922" text:style-name="Index_20_Link" text:visited-style-name="Index_20_Link">Conditionals:<text:tab/>14</text:a></text:p>
          <text:p text:style-name="P108"><text:a xlink:type="simple" xlink:href="#__RefHeading___Toc1490_4109188922" text:style-name="Index_20_Link" text:visited-style-name="Index_20_Link">Assignments:<text:tab/>14</text:a></text:p>
          <text:p text:style-name="P108"><text:a xlink:type="simple" xlink:href="#__RefHeading___Toc1492_4109188922" text:style-name="Index_20_Link" text:visited-style-name="Index_20_Link">Conditional elements:<text:tab/>14</text:a></text:p>
          <text:p text:style-name="P108"><text:a xlink:type="simple" xlink:href="#__RefHeading___Toc1494_4109188922" text:style-name="Index_20_Link" text:visited-style-name="Index_20_Link">Looping statement:<text:tab/>15</text:a></text:p>
          <text:p text:style-name="P108"><text:a xlink:type="simple" xlink:href="#__RefHeading___Toc1496_4109188922" text:style-name="Index_20_Link" text:visited-style-name="Index_20_Link"><text:s/>Execution control:<text:tab/>15</text:a></text:p>
          <text:p text:style-name="P106"><text:a xlink:type="simple" xlink:href="#__RefHeading___Toc1500_4109188922" text:style-name="Index_20_Link" text:visited-style-name="Index_20_Link"><text:s/>Pre-processing:<text:tab/>15</text:a></text:p>
          <text:p text:style-name="P106"><text:a xlink:type="simple" xlink:href="#__RefHeading___Toc1532_1612502148" text:style-name="Index_20_Link" text:visited-style-name="Index_20_Link">High level functionality:<text:tab/>18</text:a></text:p>
          <text:p text:style-name="P106"><text:a xlink:type="simple" xlink:href="#__RefHeading___Toc3262_4209237676" text:style-name="Index_20_Link" text:visited-style-name="Index_20_Link">Command line:<text:tab/>18</text:a></text:p>
          <text:p text:style-name="P108"><text:a xlink:type="simple" xlink:href="#__RefHeading___Toc3264_4209237676" text:style-name="Index_20_Link" text:visited-style-name="Index_20_Link">Example:<text:tab/>19</text:a></text:p>
          <text:p text:style-name="P107"><text:a xlink:type="simple" xlink:href="#__RefHeading___Toc1502_4109188922" text:style-name="Index_20_Link" text:visited-style-name="Index_20_Link">Comand line arguments (the -h option):<text:tab/>19</text:a></text:p>
          <text:p text:style-name="P107"><text:a xlink:type="simple" xlink:href="#__RefHeading___Toc3266_4209237676" text:style-name="Index_20_Link" text:visited-style-name="Index_20_Link">Additional Help (the -H option)<text:tab/>20</text:a></text:p>
        </text:index-body>
      </text:table-of-content>
      <text:h text:style-name="P112" text:outline-level="3"/>
      <text:h text:style-name="P113" text:outline-level="3"><text:bookmark-start text:name="__RefHeading___Toc1657_993556762"/>Theory of operation:<text:bookmark-end text:name="__RefHeading___Toc1657_993556762"/></text:h>
      <text:p text:style-name="P33"><text:s text:c="2"/><text:span text:style-name="T48">The lexer unit creates an array of tokens. </text:span><text:span text:style-name="T49">The lexer has states for stings, </text:span><text:span text:style-name="T110">numbers and Unicode </text:span><text:span text:style-name="T132">(and more)</text:span><text:span text:style-name="T110">.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43"><text:span text:style-name="T139">Partially complete </text:span></text:p></office:annotation></text:span></text:p>
      <text:h text:style-name="Heading_20_3" text:outline-level="3"><text:bookmark-start text:name="__RefHeading___Toc1438_4109188922"/>Overall structure:<text:bookmark-end text:name="__RefHeading___Toc1438_4109188922"/></text:h>
      <text:p text:style-name="P89">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14" text:outline-level="3"><text:bookmark-start text:name="__RefHeading___Toc3246_4209237676"/>Statement delimiters:<text:bookmark-end text:name="__RefHeading___Toc3246_4209237676"/></text:h>
      <text:p text:style-name="P94"><text:s text:c="5"/><text:span text:style-name="T92">The statements in pyvcomp begin with specific keywords, and end with a semicolon or a newline. Either one or both semicolon / newline may be present. </text:span><text:span text:style-name="T93">Language constructs </text:span><text:span text:style-name="T132">as follows: </text:span><text:span text:style-name="T93">func / if / loop are largely delimited by </text:span><text:span text:style-name="T94">curly braces </text:span><text:span text:style-name="T93">‘{‘ ‘}’. </text:span><text:span text:style-name="T101">The braces are not optional to prevent a particular source of errors. </text:span><text:span text:style-name="T132">The function arguments and if conditions are enclosed by double parentheses “((“ “))” to disambiguate from arithmetic parentheses. <text: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95"/>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 </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text:span><text:span text:style-name="T133">(</text:span><text:span text:style-name="T22"> argd</text:span>ecl … <text:span text:style-name="T133">)</text:span><text:span text:style-name="T22">)</text:span></text:p>
          </table:table-cell>
          <table:table-cell table:style-name="Table1.C2" office:value-type="string">
            <text:p text:style-name="P17">(<text:span text:style-name="T133">(</text:span> u32:aa=1 ; u16:bb=1 ; <text:span text:style-name="T133">)</text:span>)</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39">Func (<text:span text:style-name="T133">(</text:span> aa:bb<text:span text:style-name="T133">=2</text:span> <text:span text:style-name="T133">)</text:span>) </text:p>
            <text:p text:style-name="P139">{aa=cc ;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133">var = </text:span><text:span text:style-name="T22">F</text:span>unc(<text:span text:style-name="T133">()</text:span>) <text:span text:style-name="T22">| func</text:span><text:span text:style-name="T133">(</text:span><text:span text:style-name="T22">(aa)</text:span><text:span text:style-name="T133">)</text:span></text:p>
          </table:table-cell>
          <table:table-cell table:style-name="Table1.C2" office:value-type="string">
            <text:p text:style-name="P16">var <text:s/>= func <text:span text:style-name="T133">(</text:span>(bb)<text:span text:style-name="T133">)</text:span>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0"><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0">Comment delimiters: </text:p>
      <text:list xml:id="list1181166719" text:style-name="L1">
        <text:list-item>
          <text:p text:style-name="P135"><text:s text:c="3"/><text:span text:style-name="T24">From ‘</text:span>#’ <text:span text:style-name="T13">to the end of line </text:span></text:p>
        </text:list-item>
        <text:list-item>
          <text:p text:style-name="P134"><text:s text:c="3"/><text:span text:style-name="T104">F</text:span>rom ‘//’ to end of line</text:p>
        </text:list-item>
        <text:list-item>
          <text:p text:style-name="P134"><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5"><text:s text:c="7"/><text:span text:style-name="T89">Doc comments are copied / extracted <text:s/>verbatim to standard output. <text:s/></text:span><text:span text:style-name="T95">The -r option on the command line activates comment extraction.</text:span><text:span text:style-name="T89"> </text:span></text:p>
      <text:p text:style-name="P85"/>
      <text:p text:style-name="P96">Doc comment delimiters:</text:p>
      <text:p text:style-name="P83"/>
      <text:list xml:id="list3231536015" text:style-name="L2">
        <text:list-item>
          <text:p text:style-name="P136"><text:span text:style-name="T89">F</text:span>rom ‘##’ to the end of line</text:p>
        </text:list-item>
        <text:list-item>
          <text:p text:style-name="P137"><text:span text:style-name="T89">F</text:span><text:span text:style-name="T95">r</text:span>om <text:s/>‘///’ to end of line</text:p>
        </text:list-item>
        <text:list-item>
          <text:p text:style-name="P138"><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4"/>
      <text:p text:style-name="P84">Doc comment Example:</text:p>
      <text:p text:style-name="P67"/>
      <table:table table:name="Table4" table:style-name="Table4" table:template-name="Academic">
        <table:table-column table:style-name="Table4.A"/>
        <table:table-row table:style-name="Table4.1">
          <table:table-cell table:style-name="Table4.A1" office:value-type="string">
            <text:p text:style-name="P66"/>
            <text:p text:style-name="P66">// Outputs verbatim after doc comment marker</text:p>
            <text:p text:style-name="P65">///Doc Comment C++</text:p>
            <text:p text:style-name="P65">/** * Doc Comment C++ inline</text:p>
            <text:p text:style-name="P65"><text:s/>* inline another line </text:p>
            <text:p text:style-name="P65">*/</text:p>
            <text:p text:style-name="P65">//</text:p>
            <text:p text:style-name="P65">///Doc comment again </text:p>
            <text:p text:style-name="P65">##Doc Comment SH</text:p>
          </table:table-cell>
        </table:table-row>
      </table:table>
      <text:p text:style-name="P65"/>
      <text:p text:style-name="P84">Will print the following:</text:p>
      <text:p text:style-name="P84"/>
      <table:table table:name="Table5" table:style-name="Table5" table:template-name="Academic">
        <table:table-column table:style-name="Table5.A"/>
        <table:table-row table:style-name="Table5.1">
          <table:table-cell table:style-name="Table5.A1" office:value-type="string">
            <text:p text:style-name="P74"/>
            <text:p text:style-name="P69">Doc Comment C++</text:p>
            <text:p text:style-name="P68"><text:s/>* Doc Comment C++ inline</text:p>
            <text:p text:style-name="P68"><text:s/>* inline another line</text:p>
            <text:p text:style-name="P68">Doc comment again</text:p>
            <text:p text:style-name="P68">Doc Comment SH</text:p>
            <text:p text:style-name="P70"/>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86"/>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15" text:outline-level="3"><text:bookmark-start text:name="__RefHeading___Toc1543_791284443"/>Import statement(s):<text:bookmark-end text:name="__RefHeading___Toc1543_791284443"/></text:h>
      <text:p text:style-name="P64"><text:s text:c="4"/>Import interface from source file or interface file.</text:p>
      <text:p text:style-name="P64"/>
      <text:p text:style-name="P23">Syntax: </text:p>
      <text:h text:style-name="P115" text:outline-level="3"><text:bookmark-start text:name="__RefHeading___Toc3248_4209237676"/><text:span text:style-name="T91"><draw:frame draw:style-name="fr3" draw:name="Frame13" text:anchor-type="as-char" svg:y="-0.2972in" svg:width="6.8291in" draw:z-index="3"><draw:text-box fo:min-height="0.3154in"><text:p text:style-name="P75"><text:span text:style-name="T91"><text:tab/>%</text:span><text:span text:style-name="T111">import filename</text:span></text:p></draw:text-box></draw:frame></text:span><text:span text:style-name="T99">Include</text:span><text:span text:style-name="T91"> statement(s):</text:span><text:bookmark-end text:name="__RefHeading___Toc3248_4209237676"/></text:h>
      <text:p text:style-name="P64"><text:s text:c="4"/><text:span text:style-name="T99">Include file verbatim</text:span>.</text:p>
      <text:p text:style-name="P64"/>
      <text:p text:style-name="P23">Syntax: </text:p>
      <text:p text:style-name="P64"><draw:frame draw:style-name="fr3" draw:name="Frame12" text:anchor-type="as-char" svg:y="-0.2972in" svg:width="6.8291in" draw:z-index="4"><draw:text-box fo:min-height="0.3154in"><text:p text:style-name="P75"><text:span text:style-name="T91"><text:tab/>%</text:span><text:span text:style-name="T111">include filename</text:span></text:p></draw:text-box></draw:frame></text:p>
      <text:h text:style-name="P115" text:outline-level="3"><text:bookmark-start text:name="__RefHeading___Toc3250_4209237676"/><text:span text:style-name="T112">Define</text:span> statement(s):<text:bookmark-end text:name="__RefHeading___Toc3250_4209237676"/></text:h>
      <text:p text:style-name="P64"><text:s text:c="4"/><text:span text:style-name="T112">Define pre-processor variable.</text:span></text:p>
      <text:p text:style-name="P64"/>
      <text:p text:style-name="P23">Syntax: </text:p>
      <text:p text:style-name="P64"><draw:frame draw:style-name="fr3" draw:name="Frame11" text:anchor-type="as-char" svg:y="-0.2972in" svg:width="6.8291in" draw:z-index="7"><draw:text-box fo:min-height="0.3154in"><text:p text:style-name="P75"><text:span text:style-name="T91"><text:tab/>%</text:span><text:span text:style-name="T112">define PREPROCVAR value</text:span></text:p></draw:text-box></draw:frame></text:p>
      <text:h text:style-name="P116" text:outline-level="3" text:is-list-header="true"><text:bookmark-start text:name="__RefHeading___Toc1545_791284443"/>Functions:<text:bookmark-end text:name="__RefHeading___Toc1545_791284443"/></text:h>
      <text:p text:style-name="P105"><text:s text:c="4"/><text:span text:style-name="T100">Function is a fundamental sub unit of code. </text:span><text:span text:style-name="T90">The </text:span><text:span text:style-name="T100">function </text:span><text:span text:style-name="T90">has </text:span><text:span text:style-name="T126">the </text:span><text:span text:style-name="T134">following</text:span><text:span text:style-name="T126"> structure: Name declaration and body declaration.</text:span></text:p>
      <text:p text:style-name="P105"><text:span text:style-name="T90"><text:s text:c="3"/></text:span><text:span text:style-name="T126">There are </text:span><text:span text:style-name="T90">two </text:span><text:span text:style-name="T126">added </text:span><text:span text:style-name="T90">internal blocks, named ‘enter’ and ‘leave’. The enter block is executed before </text:span><text:span text:style-name="T100">function body</text:span><text:span text:style-name="T90">. The leave block is executed after the </text:span><text:span text:style-name="T100">function body</text:span><text:span text:style-name="T90">. This assures </text:span><text:span text:style-name="T126">initialization and </text:span><text:span text:style-name="T90">cleanup is always done. </text:span><text:span text:style-name="T126">The order of enter / leave <text:s/>may be arbitrary. </text:span><text:span text:style-name="T131">The enter leave block has the same scope as the function.</text:span></text:p>
      <text:h text:style-name="Heading_20_3" text:outline-level="3">Syntax: </text:h>
      <text:p text:style-name="P103"><draw:frame draw:style-name="fr3" draw:name="Frame3" text:anchor-type="as-char" svg:y="-0.2972in" svg:width="6.8291in" draw:z-index="8"><draw:text-box fo:min-height="0.3154in"><text:p text:style-name="P75"><text:span text:style-name="T91"><text:tab/></text:span><text:span text:style-name="T97">f</text:span><text:span text:style-name="T91">unc (</text:span><text:span text:style-name="T126">(</text:span><text:span text:style-name="T91"> arguments</text:span><text:span text:style-name="T126">)</text:span><text:span text:style-name="T91">) </text:span></text:p><text:p text:style-name="P129"><text:tab/><text:tab/>{ </text:p><text:p text:style-name="P78"><text:span text:style-name="T90"><text:tab/><text:tab/></text:span><text:span text:style-name="T91">function_body_</text:span><text:span text:style-name="T126">statements</text:span><text:span text:style-name="T91"> ; </text:span></text:p><text:p text:style-name="P78"><text:span text:style-name="T91"><text:tab/><text:tab/></text:span><text:span text:style-name="T90">enter {} ; </text:span></text:p><text:p text:style-name="P78"><text:span text:style-name="T90"><text:tab/><text:tab/></text:span><text:span text:style-name="T91">function_body_</text:span><text:span text:style-name="T126">statements</text:span><text:span text:style-name="T91"> ; </text:span></text:p><text:p text:style-name="P78"><text:span text:style-name="T91"><text:tab/><text:tab/></text:span><text:span text:style-name="T90">leave {} ; <text:s/></text:span></text:p><text:p text:style-name="P78"><text:span text:style-name="T91"><text:tab/><text:tab/>function_body_</text:span><text:span text:style-name="T126">statements</text:span><text:span text:style-name="T91"> ; </text:span></text:p><text:p text:style-name="P129"><text:tab/><text:tab/>return statement ;</text:p><text:p text:style-name="P78"><text:span text:style-name="T91"><text:s/><text:tab/><text:tab/></text:span><text:span text:style-name="T126">}</text:span></text:p></draw:text-box></draw:frame></text:p>
      <text:p text:style-name="P104"><text:soft-page-break/><text:s text:c="4"/>The functions return a 64 bit value. (rax). If a lesser bit-with is requested, the higher bits are reset to zero. The caller can interpret the number as desired, with mindfulness of the called function will deliver a 64 bit value, with the high bits set to 0. <text:s/><text:span text:style-name="T130">(no sign expansion)</text:span></text:p>
      <text:h text:style-name="P117"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126">Much like the function, t</text:span><text:span text:style-name="T90">he loop has two internal blocks, named ‘enter’ and ‘leave’. The enter block is executed before </text:span><text:span text:style-name="T126">the </text:span><text:span text:style-name="T90">first run of the loop. The leave block is executed after the last run </text:span><text:span text:style-name="T126">(exit) </text:span><text:span text:style-name="T90">o</text:span><text:span text:style-name="T126">f</text:span><text:span text:style-name="T90"> the loop. This assures </text:span><text:span text:style-name="T126">initialization and </text:span><text:span text:style-name="T90">cleanup is always done.</text:span></text:p>
      <text:p text:style-name="P20"/>
      <text:p text:style-name="P24">Syntax: </text:p>
      <text:p text:style-name="P101"><draw:frame draw:style-name="fr3" draw:name="Frame1" text:anchor-type="as-char" svg:y="-0.2972in" svg:width="6.8291in" draw:z-index="0"><draw:text-box fo:min-height="0.3154in"><text:p text:style-name="P78"><text:span text:style-name="T91"><text:tab/></text:span><text:span text:style-name="T126">l</text:span><text:span text:style-name="T91">oop {</text:span></text:p><text:p text:style-name="P78"><text:span text:style-name="T90"><text:tab/><text:tab/>enter { </text:span><text:span text:style-name="T126">enter_statements </text:span><text:span text:style-name="T90">} ; </text:span></text:p><text:p text:style-name="P78"><text:span text:style-name="T90"><text:tab/><text:tab/>leave { </text:span><text:span text:style-name="T126">leave_statements </text:span><text:span text:style-name="T90">} ; </text:span></text:p><text:p text:style-name="P78"><text:span text:style-name="T91"><text:tab/><text:tab/>loop_body_</text:span><text:span text:style-name="T98">statements</text:span><text:span text:style-name="T91"> ; </text:span></text:p><text:p text:style-name="P78"><text:tab/><text:tab/><text:span text:style-name="T134">break ;</text:span></text:p><text:p text:style-name="P130"><text:tab/><text:tab/>return retval ;<text:tab/><text:tab/></text:p><text:p text:style-name="P129"><text:tab/><text:tab/>}</text:p></draw:text-box></draw:frame></text:p>
      <text:h text:style-name="P118" text:outline-level="3"><text:bookmark-start text:name="__RefHeading___Toc3252_4209237676"/><text:span text:style-name="T126">Loop </text:span>Example:<text:bookmark-end text:name="__RefHeading___Toc3252_4209237676"/></text:h>
      <table:table table:name="Table6" table:style-name="Table6" table:template-name="Academic">
        <table:table-column table:style-name="Table6.A"/>
        <table:table-row table:style-name="Table6.1">
          <table:table-cell table:style-name="Table6.A1" office:value-type="string">
            <text:p text:style-name="P71"/>
            <text:p text:style-name="P73">loop { enter {u32 : count = 0}; </text:p>
            <text:p text:style-name="P72"><text:s text:c="8"/>if (count &gt; 10 ) { break ; }<text:span text:style-name="T127">}</text:span></text:p>
            <text:p text:style-name="P72"><text:s text:c="8"/>print(“count %d\n”, count);</text:p>
            <text:p text:style-name="P72"><text:s text:c="8"/>count ++;</text:p>
            <text:p text:style-name="P73"><text:s text:c="8"/>leave { } ;</text:p>
            <text:p text:style-name="P73">}</text:p>
            <text:p text:style-name="P72"/>
          </table:table-cell>
        </table:table-row>
      </table:table>
      <text:h text:style-name="P119" text:outline-level="3"><text:bookmark-start text:name="__RefHeading___Toc1549_791284443"/>Conditionals:<text:bookmark-end text:name="__RefHeading___Toc1549_791284443"/></text:h>
      <text:p text:style-name="P21"><text:s text:c="4"/><text:span text:style-name="T104">Conditionals execute a block of code if a particular condition is met. The </text:span><text:span text:style-name="T135">lone </text:span><text:span text:style-name="T104">if condition is enclosed in an extra set of curly braces to disambiguate nested if conditions. This arrangement is also an instrumental tool to prevent a particular class of bugs.</text:span></text:p>
      <text:p text:style-name="P21">Syntax: <text:s text:c="3"/><draw:frame draw:style-name="fr3" draw:name="Frame4" text:anchor-type="as-char" svg:y="-0.2972in" svg:width="6.8291in" draw:z-index="2"><draw:text-box fo:min-height="0.3154in"><text:p text:style-name="P76"><text:span text:style-name="T91"><text:tab/>if <text:s text:c="2"/>(condition) <text:tab/> <text:s/>{ if_body} </text:span></text:p><text:p text:style-name="P22"><text:tab/>elif (condition) <text:tab/> <text:s/>{elif_body} </text:p><text:p text:style-name="P76"><text:span text:style-name="T91"><text:tab/>else <text:tab/><text:tab/><text:tab/> <text:s/>{else_body }</text:span></text:p></draw:text-box></draw:frame><draw:frame draw:style-name="fr3" draw:name="Frame7" text:anchor-type="as-char" svg:y="-0.2972in" svg:width="6.8291in" draw:z-index="9"><draw:text-box fo:min-height="0.3154in"><text:p text:style-name="P76"><text:span text:style-name="T91"><text:tab/>if <text:s text:c="2"/>(condition) <text:tab/> <text:s/>{ if_body } </text:span></text:p><text:p text:style-name="P76"><text:span text:style-name="T91"><text:tab/>else <text:tab/><text:tab/><text:tab/> <text:s/>{ else_body }</text:span><text:span text:style-name="T104"><text:tab/></text:span></text:p></draw:text-box></draw:frame><draw:frame draw:style-name="fr3" draw:name="Frame6" text:anchor-type="as-char" svg:y="-0.2972in" svg:width="6.8291in" draw:z-index="10"><draw:text-box fo:min-height="0.3154in"><text:p text:style-name="P76"><text:span text:style-name="T91"><text:tab/>if <text:s text:c="2"/>(condition) <text:tab/> <text:s/>{ if_body }</text:span><text:span text:style-name="T105">} /</text:span><text:span text:style-name="T136">*</text:span><text:span text:style-name="T137">Note the double closing bracket *</text:span></text:p></draw:text-box></draw:frame></text:p>
      <text:h text:style-name="P124" text:outline-level="4"><text:bookmark-start text:name="__RefHeading___Toc3254_4209237676"/><text:soft-page-break/>Function Call:<text:bookmark-end text:name="__RefHeading___Toc3254_4209237676"/></text:h>
      <text:p text:style-name="P93"><text:s text:c="4"/><text:span text:style-name="T106">Function call execute the function sub unit. </text:span><text:span text:style-name="T129">The arguments start and end with a double parenthesis. This was done to disambiguate the mathematical operator from the argument start / end operator.</text:span></text:p>
      <text:h text:style-name="Heading_20_4" text:outline-level="4"><text:bookmark-start text:name="__RefHeading___Toc3256_4209237676"/>Syntax:<text:bookmark-end text:name="__RefHeading___Toc3256_4209237676"/></text:h>
      <text:h text:style-name="Heading_20_2" text:outline-level="2"><text:bookmark-start text:name="__RefHeading___Toc3258_4209237676"/><text:span text:style-name="T32"><draw:frame draw:style-name="fr3" draw:name="Frame5" text:anchor-type="as-char" svg:y="-0.2626in" svg:width="6.8291in" draw:z-index="12"><draw:text-box fo:min-height="0.3154in"><text:p text:style-name="P80"><text:span text:style-name="T91"><text:tab/></text:span><text:span text:style-name="T104">function_name(</text:span><text:span text:style-name="T129">(</text:span><text:span text:style-name="T104">args</text:span><text:span text:style-name="T129">)</text:span><text:span text:style-name="T104">)</text:span></text:p></draw:text-box></draw:frame></text:span><draw:frame draw:style-name="fr3" draw:name="Frame15" text:anchor-type="as-char" svg:y="-0.4465in" svg:width="6.8291in" draw:z-index="14"><draw:text-box fo:min-height="0.3154in"><text:p text:style-name="P80"><text:span text:style-name="T91"><text:tab/></text:span><text:span text:style-name="T129">Val = </text:span><text:span text:style-name="T104">function_name(</text:span><text:span text:style-name="T129">(</text:span><text:span text:style-name="T104">args</text:span><text:span text:style-name="T129">)</text:span><text:span text:style-name="T104">)</text:span></text:p></draw:text-box></draw:frame><text:span text:style-name="T32">Execution Transfer</text:span><text:span text:style-name="T106">s</text:span>:<text:bookmark-end text:name="__RefHeading___Toc3258_4209237676"/></text:h>
      <text:p text:style-name="P102"><text:s text:c="4"/><text:span text:style-name="T128">Intra-function jump is supported. The jump is executed to the specified label;</text:span></text:p>
      <text:h text:style-name="P125" text:outline-level="4" text:is-list-header="true"><text:bookmark-start text:name="__RefHeading___Toc3260_4209237676"/><text:span text:style-name="T91">Syntax: </text:span><text:span text:style-name="T91"><draw:frame draw:style-name="fr3" draw:name="Frame2" text:anchor-type="as-char" svg:y="-0.2972in" svg:width="6.8291in" draw:z-index="15"><draw:text-box fo:min-height="0.3154in"><text:p text:style-name="P79"><text:span text:style-name="T91"><text:tab/>:</text:span><text:span text:style-name="T128">label:</text:span></text:p><text:p text:style-name="P79"><text:tab/> <text:s/><text:span text:style-name="T128">code_statements</text:span></text:p><text:p text:style-name="P131"><text:tab/> <text:s/>Jump label</text:p><text:p text:style-name="P79"><text:tab/> <text:s/><text:span text:style-name="T128">code_statements</text:span></text:p><text:p text:style-name="P132"><text:tab/> <text:s/>Jump label2</text:p><text:p text:style-name="P132"><text:tab/> <text:s/>code_statements<text:tab/></text:p><text:p text:style-name="P79"><text:tab/>:<text:span text:style-name="T128">label2:</text:span></text:p></draw:text-box></draw:frame></text:span><text:bookmark-end text:name="__RefHeading___Toc3260_4209237676"/></text:h>
      <text:p text:style-name="P102">Goto statement:</text:p>
      <text:p text:style-name="P93"><text:s text:c="2"/><text:span text:style-name="T106">The goto instruction transfers execution to a label. Only intra-function goto-s are allowed. </text:span><text:span text:style-name="T107">The programmer is responsible for stack integrity, return integrity, allocations etc. This responsibility is somewhat mitigated by the enter / leave subsystems.</text:span></text:p>
      <text:p text:style-name="P93">Syntax:</text:p>
      <text:p text:style-name="P91"><draw:frame draw:style-name="fr2" draw:name="Frame8" text:anchor-type="as-char" svg:width="6.8291in" draw:z-index="5"><draw:text-box fo:min-height="0.3154in"><text:p text:style-name="P77"><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92"><draw:frame draw:style-name="fr2" draw:name="Frame9" text:anchor-type="as-char" svg:width="6.8291in" draw:z-index="6"><draw:text-box fo:min-height="0.3154in"><text:p text:style-name="P77"><text:span text:style-name="T91"><text:tab/>:</text:span><text:span text:style-name="T32">label_name:</text:span></text:p></draw:text-box></draw:frame></text:p>
      <text:h text:style-name="P120" text:outline-level="3"><text:bookmark-start text:name="__RefHeading___Toc1553_791284443"/>Data declarations:<text:bookmark-end text:name="__RefHeading___Toc1553_791284443"/></text:h>
      <text:p text:style-name="P52"><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52"/>
      <text:p text:style-name="P52"><text:s text:c="4"/><text:tab/>Type<text:span text:style-name="T70">N</text:span><text:span text:style-name="T14">ame </text:span>: <text:span text:style-name="T70">V</text:span>ar<text:span text:style-name="T70">N</text:span>ame = initval </text:p>
      <text:p text:style-name="P52"/>
      <text:p text:style-name="P52"><text:s/><text:span text:style-name="T70">Expanded </text:span><text:span text:style-name="T80">(multiple) </text:span><text:span text:style-name="T70">var declaration:</text:span></text:p>
      <text:p text:style-name="P52"/>
      <text:p text:style-name="P53"><text:soft-page-break/><text:s text:c="4"/><text:tab/>Type<text:span text:style-name="T70">N</text:span><text:span text:style-name="T14">ame </text:span>: <text:span text:style-name="T70">V</text:span>ar<text:span text:style-name="T70">N</text:span>ame = initval <text:span text:style-name="T70">[ ; Varname2 = initval2]</text:span></text:p>
      <text:p text:style-name="P53"/>
      <text:p text:style-name="P54">Declaration terminates at the end of line or <text:span text:style-name="T71">terminated by</text:span> a semi-colon;</text:p>
      <text:p text:style-name="P54"/>
      <text:p text:style-name="P60"><text:s text:c="4"/><text:tab/>Type<text:span text:style-name="T70">N</text:span><text:span text:style-name="T14">ame </text:span>: <text:span text:style-name="T70">V</text:span>ar<text:span text:style-name="T70">N</text:span>ame = initval <text:s/></text:p>
      <text:p text:style-name="P55"><text:tab/>TypeName3 Varname3 = initval3</text:p>
      <text:p text:style-name="P60"><text:s text:c="4"/><text:tab/>Type<text:span text:style-name="T70">N</text:span><text:span text:style-name="T14">ame </text:span>: <text:span text:style-name="T70">V</text:span>ar<text:span text:style-name="T70">N</text:span>ame = initval ; <text:span text:style-name="T70">TypeName3 Varname3 = initval3</text:span></text:p>
      <text:p text:style-name="P60"/>
      <text:h text:style-name="Heading_20_4" text:outline-level="4"><text:bookmark-start text:name="__RefHeading___Toc1452_4109188922"/><text:span text:style-name="T25">Builtin T</text:span>ypes:<text:bookmark-end text:name="__RefHeading___Toc1452_4109188922"/></text:h>
      <text:p text:style-name="P87"><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6"><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2"><text:tab/><text:span text:style-name="T86">arr<text:tab/><text:tab/><text:tab/><text:tab/>Compound bytes like strings and buffers</text:span></text:p>
      <text:p text:style-name="P62"><text:tab/><text:span text:style-name="T86">struct<text:tab/><text:tab/><text:tab/><text:tab/>Structured data</text:span></text:p>
      <text:p text:style-name="P62"><text:span text:style-name="T45"><text:tab/>function<text:tab/><text:tab/><text:tab/></text:span><text:span text:style-name="T73">Pointer to </text:span><text:span text:style-name="T74">a </text:span><text:span text:style-name="T73">function </text:span></text:p>
      <text:p text:style-name="P60"><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60"><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text:span><text:span text:style-name="T120">b</text:span><text:span text:style-name="T82">01010 </text:span><text:span text:style-name="T120">0z1010</text:span></text:p>
      <text:p text:style-name="Standard"><text:tab/><text:tab/><text:span text:style-name="T82">Octal<text:tab/><text:tab/><text:tab/><text:tab/><text:tab/>0</text:span><text:span text:style-name="T120">y</text:span><text:span text:style-name="T82">4567 </text:span><text:span text:style-name="T120">0o4576</text:span></text:p>
      <text:p text:style-name="Standard"><text:tab/><text:span text:style-name="T82">Float initializers</text:span></text:p>
      <text:p text:style-name="P62"><text:tab/><text:tab/><text:span text:style-name="T86">Float<text:tab/><text:tab/><text:tab/><text:tab/><text:tab/>0.1, 1., </text:span></text:p>
      <text:p text:style-name="P82"><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26" text:outline-level="4"><text:bookmark-start text:name="__RefHeading___Toc1454_4109188922"/>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27"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 </text:span><text:span text:style-name="T131">yet</text:span><text:span text:style-name="T116">)</text:span><text:bookmark-end text:name="__RefHeading___Toc1458_4109188922"/></text:h>
      <text:p text:style-name="P32"><text:s text:c="4"/><text:tab/>constant <text:tab/><text:tab/><text:span text:style-name="T117">can not change it</text:span></text:p>
      <text:p text:style-name="P32"><text:tab/>volatile<text:tab/><text:tab/><text:span text:style-name="T117">expect external source to change it</text:span><text:tab/> </text:p>
      <text:p text:style-name="P32"><text:tab/>static <text:tab/><text:tab/><text:tab/><text:span text:style-name="T117">not visible outside the module</text:span></text:p>
      <text:p text:style-name="P32"><text:tab/>external<text:tab/><text:tab/><text:span text:style-name="T117">declared outside of this module</text:span> </text:p>
      <text:p text:style-name="P32"/>
      <text:h text:style-name="Heading_20_3" text:outline-level="3"><text:bookmark-start text:name="__RefHeading___Toc1462_4109188922"/><text:soft-page-break/>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97"><text:s text:c="8"/><text:tab/></text:p>
      <text:p text:style-name="P97">Functions:</text:p>
      <text:p text:style-name="P97"/>
      <text:p text:style-name="P31"><text:s text:c="4"/>func funcname <text:span text:style-name="T131">(</text:span>()<text:span text:style-name="T131">)</text:span> { <text:span text:style-name="T18">func</text:span><text:span text:style-name="T44">tion </text:span><text:span text:style-name="T18">body</text:span> }</text:p>
      <text:p text:style-name="P31"><text:s text:c="4"/>func funcname (<text:span text:style-name="T131">(</text:span> arg_declarelist <text:span text:style-name="T131">)</text:span>)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31"><text:tab/><text:tab/>enter { <text:span text:style-name="T42">statements</text:span> }</text:p>
      <text:p text:style-name="P31"><text:s text:c="8"/><text:tab/><text:tab/>leave { <text:span text:style-name="T42">statements</text:span> }</text:p>
      <text:p text:style-name="P31"><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6"><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6"><text:s/><text:tab/></text:p>
      <text:p text:style-name="P37">Example:</text:p>
      <text:p text:style-name="P35"><text:tab/><text:span text:style-name="T54">func () </text:span></text:p>
      <text:p text:style-name="P36"><text:tab/> <text:s text:c="4"/>{</text:p>
      <text:p text:style-name="P36"><text:tab/><text:tab/><text:span text:style-name="T76">u</text:span>32 : loopx = 0</text:p>
      <text:p text:style-name="P36"><text:tab/><text:tab/>enter { print(“enter”}</text:p>
      <text:p text:style-name="P36"><text:tab/><text:tab/>leave { print(“<text:span text:style-name="T76">leave</text:span>”}</text:p>
      <text:p text:style-name="P36"><text:tab/><text:tab/>print(“function body”)<text:tab/></text:p>
      <text:p text:style-name="P36"><text:tab/> <text:s text:c="3"/><text:span text:style-name="T76">}</text:span></text:p>
      <text:h text:style-name="Heading_20_2" text:outline-level="2"><text:bookmark-start text:name="__RefHeading___Toc2377_471559711"/>Execution control:<text:bookmark-end text:name="__RefHeading___Toc2377_471559711"/></text:h>
      <text:p text:style-name="P36"><text:tab/><text:span text:style-name="T56">Two</text:span> execution control mechanism<text:span text:style-name="T56">s</text:span>: loop <text:span text:style-name="T56">and if</text:span></text:p>
      <text:p text:style-name="P41"><text:tab/>The enter (clause) is executed on entry. The leave (clause) is executed on <text:span text:style-name="T118">exit.</text:span> </text:p>
      <text:p text:style-name="P41"/>
      <text:p text:style-name="P41"><text:tab/>loop <text:tab/>{ </text:p>
      <text:p text:style-name="P41"><text:soft-page-break/><text:span text:style-name="T56"><text:tab/><text:tab/><text:tab/>e</text:span>nter { <text:s/>} <text:s/>; leave { <text:span text:style-name="T55"><text:s/></text:span>}</text:p>
      <text:p text:style-name="P38"><text:tab/><text:tab/> <text:tab/><text:span text:style-name="T56">i</text:span>f ( <text:span text:style-name="T56">condition </text:span>)</text:p>
      <text:p text:style-name="P39"><text:tab/><text:tab/><text:tab/><text:tab/><text:span text:style-name="T118">{ </text:span><text:span text:style-name="T56">break <text:s/></text:span><text:span text:style-name="T118">}}</text:span></text:p>
      <text:p text:style-name="P39"><text:tab/><text:tab/>}</text:p>
      <text:p text:style-name="P39"/>
      <text:p text:style-name="P42"><text:tab/>if ( condition 1 ) <text:span text:style-name="T118"><text:s text:c="2"/></text:span>{ <text:span text:style-name="T76">code block</text:span> }</text:p>
      <text:p text:style-name="P44"><text:tab/>elif ( condition 2 ) { <text:span text:style-name="T76">code block</text:span> }</text:p>
      <text:p text:style-name="P44"><text:tab/>else {<text:span text:style-name="T76">code block</text:span> } </text:p>
      <text:p text:style-name="P42"/>
      <text:p text:style-name="P42">Example loop:</text:p>
      <text:p text:style-name="P39"><text:tab/>loop <text:tab/>{ </text:p>
      <text:p text:style-name="P39"><text:tab/><text:tab/>enter { u32:count = 0 }</text:p>
      <text:p text:style-name="P39"><text:tab/><text:tab/>leave { <text:span text:style-name="T55">print(“Counted”, </text:span>count <text:span text:style-name="T55">) </text:span>}</text:p>
      <text:p text:style-name="P39"><text:tab/><text:tab/></text:p>
      <text:p text:style-name="P39"><text:tab/><text:tab/>print (“Counter: ”, count); </text:p>
      <text:p text:style-name="P39"><text:tab/><text:tab/>if (count &gt; 10)</text:p>
      <text:p text:style-name="P39"><text:tab/><text:tab/><text:tab/><text:span text:style-name="T135">{ </text:span>break <text:span text:style-name="T135">}}</text:span></text:p>
      <text:p text:style-name="P39"><text:tab/><text:tab/>count += 1</text:p>
      <text:p text:style-name="P39"><text:tab/><text:tab/>}</text:p>
      <text:p text:style-name="P40"><text:tab/>}</text:p>
      <text:p text:style-name="P43"><text:tab/></text:p>
      <text:p text:style-name="P42"><text:tab/>Example if / <text:span text:style-name="T135">elif </text:span>:</text:p>
      <text:p text:style-name="P42"><text:tab/><text:tab/>if ( item &gt; 2 ) <text:s/>{ print<text:span text:style-name="T135">(</text:span>(“more than 2”<text:span text:style-name="T57">)</text:span><text:span text:style-name="T135">) }</text:span> <text:s/></text:p>
      <text:p text:style-name="P42"><text:tab/><text:tab/>elif ( item &gt; 1 ) { print(<text:span text:style-name="T135">(</text:span>“more than 1”<text:span text:style-name="T57">)</text:span><text:span text:style-name="T135">)</text:span> }</text:p>
      <text:p text:style-name="P42"><text:tab/><text:tab/>else { print(<text:span text:style-name="T135">(</text:span>“not more than 1”<text:span text:style-name="T57">)</text:span><text:span text:style-name="T135">) </text:span>} </text:p>
      <text:h text:style-name="Heading_20_3" text:outline-level="3"><text:bookmark-start text:name="__RefHeading___Toc2379_471559711"/>Function calls:<text:bookmark-end text:name="__RefHeading___Toc2379_471559711"/></text:h>
      <text:p text:style-name="P98"><text:s text:c="5"/><text:span text:style-name="T121">Function call starts with the function name to be called and a </text:span><text:span text:style-name="T122">set of </text:span><text:span text:style-name="T121">double parenthesis. </text:span><text:span text:style-name="T122">This decision was made to disambiguate from parenthesis in expressions.</text:span></text:p>
      <text:p text:style-name="P99"><text:tab/></text:p>
      <text:p text:style-name="P99"><text:span text:style-name="T122"><text:tab/>Example: </text:span><text:span text:style-name="T121">function_name(( </text:span><text:span text:style-name="T122">func_</text:span><text:span text:style-name="T121">arg</text:span><text:span text:style-name="T122">0</text:span><text:span text:style-name="T121">, </text:span><text:span text:style-name="T122">func_</text:span><text:span text:style-name="T121">arg</text:span><text:span text:style-name="T122">1</text:span><text:span text:style-name="T121">, ... ))</text:span></text:p>
      <text:p text:style-name="P100"><text:tab/></text:p>
      <text:p text:style-name="P99"><text:span text:style-name="T119"><text:tab/>S</text:span>ix arguments <text:span text:style-name="T119">in registers,</text:span> loaded into <text:span text:style-name="T122">registers consistent with x86_</text:span><text:span text:style-name="T119">64 bit ABI:</text:span></text:p>
      <text:p text:style-name="P99"><text:span text:style-name="T119"><text:tab/><text:tab/><text:tab/> </text:span><text:span text:style-name="T135">r</text:span>ax <text:s/>-- <text:s/><text:span text:style-name="T135">rdi, r</text:span>si, <text:span text:style-name="T135">r</text:span>d<text:span text:style-name="T135">x</text:span>, <text:span text:style-name="T135">rcx, r8, r9</text:span></text:p>
      <text:p text:style-name="P99"/>
      <text:p text:style-name="Standard"><text:s text:c="8"/><text:tab/><text:span text:style-name="T77">Register widths;</text:span> <text:s text:c="3"/>( al-&gt;8 bit -- ax-&gt;16 bit -- eax-&gt;32 bit <text:span text:style-name="T135">rax-&gt;64</text:span>)</text:p>
      <text:p text:style-name="P57"><text:s text:c="8"/><text:tab/>Stack is not changed by the args. </text:p>
      <text:p text:style-name="P57"><text:tab/>Optional args are set <text:span text:style-name="T135">as per the declaration of the function</text:span>.</text:p>
      <text:p text:style-name="Standard"/>
      <text:p text:style-name="P45"><text:s text:c="3"/>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7"><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6"/>
      <text:p text:style-name="P46"><text:s text:c="3"/>Return value is delivered in rax. <text:s/>(al, <text:span text:style-name="T62">ax, </text:span>eax, rax); <text:s/>If the <text:s/>function does not specify a return a value, zero is returned <text:span text:style-name="T62">in rax</text:span>.</text:p>
      <text:p text:style-name="P47"/>
      <text:p text:style-name="P47"><text:soft-page-break/><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7"/>
      <text:p text:style-name="P47"><text:s text:c="4"/><text:tab/><text:span text:style-name="T27">func </text:span>funcname (<text:span text:style-name="T138">(</text:span> arg declarelist <text:span text:style-name="T138">)</text:span>)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 </text:span><text:span text:style-name="T123">For the moment it is allocated with the help of standard library.</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58"><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h text:style-name="Heading_20_2" text:outline-level="2"><text:bookmark-start text:name="__RefHeading___Toc2381_471559711"/>Operators:<text:bookmark-end text:name="__RefHeading___Toc2381_471559711"/></text:h>
      <text:p text:style-name="P140"><text:tab/><text:span text:style-name="T138">The operator precedence can be visualized with the mnemonic:</text:span></text:p>
      <text:p text:style-name="P140"><text:span text:style-name="T69"><text:tab/>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142"><text:tab/>P = Postfix, U = Unary, M = Multiplicative, A = Additive, S = Shift, </text:p>
      <text:p text:style-name="P142"><text:span text:style-name="T79"><text:tab/>R </text:span>= <text:span text:style-name="T79">Comparative </text:span>E = Equality, B = Bitwise, L = Logical, A = Assignment and C = Comma</text:p>
      <text:p text:style-name="P48"><text:tab/><text:span text:style-name="T138">Most</text:span><text:span text:style-name="T70"> operators are left to right. Notably, assignment is turned into a ‘put’ operation. For instance: 12 =&gt; varx ; is assigning the value of 12 to variable name varx; </text:span></text:p>
      <text:p text:style-name="P48"/>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soft-page-break/></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ext:soft-page-break/>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48"/>
      <text:p text:style-name="Standard"><text:s text:c="8"/>( .. ) <text:s text:c="3"/>give precedence to expression in braces</text:p>
      <text:p text:style-name="Standard"/>
      <text:p text:style-name="P59">Unary</text:p>
      <text:p text:style-name="P50"><text:tab/><text:span text:style-name="T68">Arithmetic</text:span></text:p>
      <text:p text:style-name="P50"><text:tab/><text:span text:style-name="T68">Logical</text:span></text:p>
      <text:p text:style-name="P50"><text:tab/><text:span text:style-name="T68">Bit wise</text:span></text:p>
      <text:p text:style-name="P50"/>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oft-page-break/><text:s text:c="8"/><text:tab/>/% <text:s/><text:tab/><text:tab/>int divide</text:p>
      <text:p text:style-name="Standard"><text:s text:c="8"/><text:tab/>% <text:s text:c="5"/><text:tab/><text:tab/>modulus</text:p>
      <text:p text:style-name="Standard"><text:s text:c="8"/><text:tab/>+ <text:s text:c="5"/><text:tab/><text:tab/>addition</text:p>
      <text:p text:style-name="P27"><text:s text:c="8"/><text:tab/>- <text:s text:c="6"/><text:tab/><text:tab/>subtra<text:span text:style-name="T38">c</text:span>tion</text:p>
      <text:h text:style-name="P121"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6"><text:s text:c="8"/><text:tab/>| <text:s text:c="6"/><text:tab/><text:tab/><text:span text:style-name="T37">Bit wise O</text:span>r</text:p>
      <text:p text:style-name="P26"><text:s text:c="8"/><text:tab/>^ <text:s text:c="6"/><text:tab/><text:tab/><text:span text:style-name="T37">Bit wise X</text:span>or</text:p>
      <text:p text:style-name="P51"><text:s text:c="8"/><text:tab/>&gt;&gt; <text:s text:c="4"/><text:tab/><text:tab/><text:span text:style-name="T37">Bit wise </text:span><text:span text:style-name="T40">S</text:span>hift right</text:p>
      <text:p text:style-name="P51"><text:s text:c="8"/><text:tab/>&lt;&lt; <text:s text:c="4"/><text:tab/><text:tab/><text:span text:style-name="T37">Bit wise </text:span><text:span text:style-name="T40">S</text:span>hift left</text:p>
      <text:p text:style-name="P51"><text:tab/>&lt;&lt;&lt; <text:s/><text:tab/><text:tab/><text:span text:style-name="T37">Bit wise </text:span><text:span text:style-name="T40">R</text:span>otate left</text:p>
      <text:p text:style-name="P26"><text:s text:c="8"/><text:tab/>&gt;&gt;&gt; <text:s/><text:tab/><text:tab/><text:span text:style-name="T37">Bit wise </text:span><text:span text:style-name="T40">R</text:span>otate right</text:p>
      <text:h text:style-name="P122" text:outline-level="3"><text:bookmark-start text:name="__RefHeading___Toc1555_791284443"/><text:span text:style-name="T36">Binary </text:span>Logic<text:span text:style-name="T36">al</text:span> operators:<text:bookmark-end text:name="__RefHeading___Toc1555_791284443"/></text:h>
      <text:p text:style-name="P49"><text:s/><text:tab/>&amp;&amp;<text:tab/><text:tab/><text:span text:style-name="T35">And</text:span></text:p>
      <text:p text:style-name="P49"><text:tab/>| |<text:tab/><text:tab/><text:span text:style-name="T35">OR</text:span></text:p>
      <text:p text:style-name="P49"><text:tab/><text:span text:style-name="T35">^^<text:tab/><text:tab/></text:span><text:span text:style-name="T36">XOR</text:span></text:p>
      <text:h text:style-name="P122"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5"><text:s text:c="8"/>== <text:s text:c="6"/><text:tab/>equal</text:p>
      <text:p text:style-name="P25"><text:s text:c="8"/><text:span text:style-name="T34">=</text:span>== <text:s text:c="6"/><text:tab/><text:span text:style-name="T34">identical</text:span></text:p>
      <text:p text:style-name="P34"><text:s text:c="8"/>!= <text:s text:c="7"/><text:tab/>not equal</text:p>
      <text:p text:style-name="P34"><text:s text:c="8"/>!=<text:span text:style-name="T64">=</text:span> <text:s text:c="7"/><text:tab/>not <text:span text:style-name="T64">identical</text:span></text:p>
      <text:h text:style-name="P128"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text:soft-page-break/>Looping <text:span text:style-name="T43">statement:</text:span><text:bookmark-end text:name="__RefHeading___Toc1494_4109188922"/></text:h>
      <text:p text:style-name="P30"><text:s text:c="2"/>Looping creates an infinite loop, and break conditions need to be tested. Enter</text:p>
      <text:p text:style-name="P30"><text:s text:c="2"/>clause executes on entry; leave clause executes on exit;</text:p>
      <text:p text:style-name="P30"/>
      <text:p text:style-name="Standard"><text:s text:c="5"/>loop</text:p>
      <text:p text:style-name="Standard"><text:s text:c="9"/>{</text:p>
      <text:p text:style-name="Standard"><text:s text:c="8"/><text:span text:style-name="T42">statements</text:span>;</text:p>
      <text:p text:style-name="P30"><text:s text:c="8"/>enter { <text:span text:style-name="T42">statements</text:span> }</text:p>
      <text:p text:style-name="P30"><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28">Example:</text:p>
      <text:p text:style-name="P28"/>
      <text:p text:style-name="Standard"><text:s text:c="4"/>goto label</text:p>
      <text:p text:style-name="P29"/>
      <text:p text:style-name="P29">:label:</text:p>
      <text:p text:style-name="P29"><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oft-page-break/><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text:soft-page-break/></text:p>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oft-page-break/><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 ;</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61"/>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109" text:outline-level="2"><text:bookmark-start text:name="__RefHeading___Toc1532_1612502148"/>High level functionality:<text:bookmark-end text:name="__RefHeading___Toc1532_1612502148"/></text:h>
      <text:p text:style-name="P63"><text:s text:c="4"/><text:span text:style-name="T114">The high level functionality is in two layers.</text:span></text:p>
      <text:h text:style-name="P110" text:outline-level="2"><text:bookmark-start text:name="__RefHeading___Toc3262_4209237676"/>Command line:<text:bookmark-end text:name="__RefHeading___Toc3262_4209237676"/></text:h>
      <text:p text:style-name="P14"><text:s/><text:span text:style-name="T85">The command line accepts single and double dash options, as well as options after the arguments.</text:span></text:p>
      <text:p text:style-name="P14"><text:soft-page-break/></text:p>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 </text:span></text:p>
      <text:h text:style-name="Heading_20_4" text:outline-level="4"><text:bookmark-start text:name="__RefHeading___Toc3264_4209237676"/>Example:<text:bookmark-end text:name="__RefHeading___Toc3264_4209237676"/></text:h>
      <text:p text:style-name="Text_20_body"><text:tab/><text:span text:style-name="T124">The program ‘myprog.pc’ becomes → ‘myprog.asm’ → ‘myprog.o’ → ‘myprog’ executable</text:span></text:p>
      <text:h text:style-name="Heading_20_3" text:outline-level="3"><text:bookmark-start text:name="__RefHeading___Toc1502_4109188922"/>Comand line arguments <text:span text:style-name="T125">(the -h option)</text:span>:<text:bookmark-end text:name="__RefHeading___Toc1502_4109188922"/></text:h>
      <text:p text:style-name="Text_20_body"><draw:frame draw:style-name="fr1" draw:name="Frame14" text:anchor-type="as-char" svg:y="-3.5362in" svg:width="6.5126in" draw:z-index="13"><draw:text-box fo:min-height="3.5862in"><text:p text:style-name="P81">PPYVCOMP parallel compiler.</text:p><text:p text:style-name="P81">Usage: pyvcomp.py [options] filename [filename(s)] ... [options]</text:p><text:p text:style-name="P81">Available options:</text:p><text:p text:style-name="P81"><text:s text:c="4"/>-C val <text:s/>--code val <text:s text:c="9"/>Code to compile.</text:p><text:p text:style-name="P81"><text:s text:c="4"/>-D val <text:s/>--define val <text:s text:c="7"/>Define variable. (multiple defines accepted)</text:p><text:p text:style-name="P81"><text:s text:c="4"/>-E val <text:s/>--execute val <text:s text:c="6"/>Execute target. Args passed to program.</text:p><text:p text:style-name="P81"><text:s text:c="4"/>-H <text:s text:c="5"/>--help2 <text:s text:c="12"/>Show more help.</text:p><text:p text:style-name="P81"><text:s text:c="4"/>-O val <text:s/>--outdir val <text:s text:c="7"/>Directory for out files. Def=./out</text:p><text:p text:style-name="P81"><text:s text:c="4"/>-V <text:s text:c="5"/>--version <text:s text:c="10"/>Print version number and build date.</text:p><text:p text:style-name="P81"><text:s text:c="4"/>-c <text:s text:c="5"/>--comp_only <text:s text:c="8"/>Compile only.</text:p><text:p text:style-name="P81"><text:s text:c="4"/>-d val <text:s/>--debug val <text:s text:c="8"/>Debug level. Def=0 0=&gt;none 9=&gt;noisy.</text:p><text:p text:style-name="P81"><text:s text:c="4"/>-e <text:s text:c="5"/>--emit <text:s text:c="13"/>Emit parse string.</text:p><text:p text:style-name="P81"><text:s text:c="4"/>-h <text:s text:c="5"/>--help <text:s text:c="13"/>Show help. (this screen)</text:p><text:p text:style-name="P81"><text:s text:c="4"/>-j <text:s text:c="5"/>--just_lex <text:s text:c="9"/>Only execute lexer.</text:p><text:p text:style-name="P81"><text:s text:c="4"/>-o val <text:s/>--outfile val <text:s text:c="6"/>Name of output file.</text:p><text:p text:style-name="P81"><text:s text:c="4"/>-p <text:s text:c="5"/>--pre_only <text:s text:c="9"/>Pre-process only.</text:p><text:p text:style-name="P81"><text:s text:c="4"/>-r <text:s text:c="5"/>--rdocstr <text:s text:c="10"/>Show document strings.</text:p><text:p text:style-name="P81"><text:s text:c="4"/>-v <text:s text:c="5"/>--verbose <text:s text:c="10"/>Set verbosity level.</text:p><text:p text:style-name="P81"><text:s text:c="4"/>-w val <text:s/>--workdir val <text:s text:c="6"/>Directory for temp files. Def=./tmp</text:p><text:p text:style-name="P81"><text:s text:c="4"/>-x <text:s text:c="5"/>--xlexer_show <text:s text:c="6"/>Show lexer output.</text:p><text:p text:style-name="P81">Argument values are identical for the short form and long form options.</text:p><text:p text:style-name="P81">Def: stands for default value. Options after file names are also interpreted.</text:p></draw:text-box></draw:frame></text:p>
      <text:h text:style-name="P111" text:outline-level="3"/>
      <text:h text:style-name="P123" text:outline-level="3"><text:bookmark-start text:name="__RefHeading___Toc3266_4209237676"/>Additional Help (<text:span text:style-name="T125">the </text:span>-H option)<text:bookmark-end text:name="__RefHeading___Toc3266_4209237676"/></text:h>
      <text:p text:style-name="Grey_20_Frame"><draw:frame draw:style-name="fr1" draw:name="Frame10" text:anchor-type="as-char" svg:y="-3.5362in" svg:width="6.5126in" draw:z-index="11"><draw:text-box fo:min-height="3.5862in"><text:p text:style-name="P81">PYVCOMP parallel compiler.</text:p><text:p text:style-name="P81">Usage: pyvcomp.py [options] filename [filename(s)] ... [options]</text:p><text:p text:style-name="P81">Available options:</text:p><text:p text:style-name="P81"><text:s text:c="4"/>-T val <text:s/>--target val <text:s text:c="7"/>Select target. Def: x86_64 (only target)</text:p><text:p text:style-name="P81"><text:s text:c="4"/>-a <text:s text:c="5"/>--animate <text:s text:c="10"/>Animate (slow) output.</text:p><text:p text:style-name="P81"><text:s text:c="4"/>-f <text:s text:c="5"/>--frame_show <text:s text:c="7"/>Show CRT frame strings. (for testing)</text:p><text:p text:style-name="P81"><text:s text:c="4"/>-i <text:s text:c="5"/>--ignore <text:s text:c="11"/>Ignore error, continue compilation</text:p><text:p text:style-name="P81"><text:s text:c="4"/>-l val <text:s/>--lexdebug val <text:s text:c="5"/>Lexer debug level. Def=0 0=&gt;none 9=&gt;noisy.</text:p><text:p text:style-name="P81"><text:s text:c="4"/>-n <text:s text:c="5"/>--nocolor <text:s text:c="10"/>Output no color info to terminal</text:p><text:p text:style-name="P81"><text:s text:c="4"/>-s <text:s text:c="5"/>--state_show <text:s text:c="7"/>Show parser states.</text:p><text:p text:style-name="P81"><text:s text:c="4"/>-t <text:s text:c="5"/>--timing_show <text:s text:c="6"/>Show timings for program execution.</text:p><text:p text:style-name="P81"><text:s text:c="4"/>-u <text:s text:c="5"/>--uresults <text:s text:c="9"/>Show results.</text:p><text:p text:style-name="P81"><text:s text:c="4"/>-y <text:s text:c="5"/>--ymtab <text:s text:c="12"/>Show symtab.</text:p><text:p text:style-name="P81"><text:s text:c="4"/>-z val <text:s/>--ztrace val <text:s text:c="7"/>Trace event to stdout (event ex: stack)</text:p><text:p text:style-name="P81">Argument values are identical for the short form and long form options.</text:p><text:p text:style-name="P81">Def: stands for default value. Options after file names are also interpreted.</text:p></draw:text-box></draw:frame></text:p>
      <text:p text:style-name="P88"><draw:frame text:anchor-type="as-char" draw:z-index="1" draw:name="Text Frame 1" draw:style-name="gr1" draw:text-style-name="P145" svg:width="6.5843in" svg:height="0.2614in"><draw:text-box><text:p text:style-name="P144"><text:span text:style-name="T140">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10-01T21:10:22.671720855</dc:date>
    <dc:creator>Peter Glen</dc:creator>
    <meta:editing-duration>P1DT14H40M48S</meta:editing-duration>
    <meta:editing-cycles>182</meta:editing-cycles>
    <meta:generator>LibreOffice/7.3.7.2$Linux_X86_64 LibreOffice_project/30$Build-2</meta:generator>
    <meta:document-statistic meta:table-count="6" meta:image-count="0" meta:object-count="0" meta:page-count="20" meta:paragraph-count="666" meta:word-count="3526" meta:character-count="23826" meta:non-whitespace-character-count="18299"/>
  </office:meta>
</office:document-meta>
</file>